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f57e" officeooo:paragraph-rsid="0009f57e"/>
    </style:style>
    <style:style style:name="T1" style:family="text">
      <style:text-properties officeooo:rsid="000a9a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овары:<text:line-break/>названия товара, количество товара в штуках, адрес доставки, дата доставки, статус <text:span text:style-name="T1">товара</text:span> вариантами выбор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18:49:17.154292894</meta:creation-date>
    <dc:date>2016-12-07T18:50:26.429673628</dc:date>
    <meta:editing-duration>PT1M8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1" meta:word-count="15" meta:character-count="115" meta:non-whitespace-character-count="101"/>
  </office:meta>
</office:document-meta>
</file>